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99ff66" draw:textarea-vertical-align="middle"/>
    </style:style>
    <style:style style:name="gr2" style:family="graphic" style:parent-style-name="standard" style:list-style-name="L1">
      <style:graphic-properties draw:fill-color="#cfe7f5" draw:textarea-vertical-align="middle"/>
    </style:style>
    <style:style style:name="gr3" style:family="graphic" style:parent-style-name="standard">
      <style:graphic-properties draw:textarea-vertical-align="middle"/>
    </style:style>
    <style:style style:name="gr4" style:family="graphic" style:parent-style-name="standard">
      <style:graphic-properties draw:fill-color="#cfe7f5" draw:textarea-vertical-align="middle"/>
    </style:style>
    <style:style style:name="gr5" style:family="graphic" style:parent-style-name="objectwithoutfill">
      <style:graphic-properties draw:marker-start="Arrow" draw:marker-start-width="0.3cm" draw:marker-end="Arrow" draw:marker-end-width="0.3cm" draw:fill="none" draw:textarea-vertical-align="middle"/>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standard">
      <style:graphic-properties draw:textarea-horizontal-align="justify" draw:textarea-vertical-align="middle" draw:auto-grow-height="false" fo:min-height="0.677cm" fo:min-width="1.8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475cm" fo:min-width="0.95cm"/>
    </style:style>
    <style:style style:name="gr10" style:family="graphic" style:parent-style-name="standard">
      <style:graphic-properties draw:stroke="none" draw:fill="none" fo:min-height="0.475cm"/>
    </style:style>
    <style:style style:name="P1" style:family="paragraph">
      <loext:graphic-properties draw:fill-color="#99ff66"/>
      <style:paragraph-properties fo:text-align="center"/>
      <style:text-properties fo:font-size="12pt"/>
    </style:style>
    <style:style style:name="P2" style:family="paragraph">
      <style:paragraph-properties fo:margin-left="0cm" fo:margin-right="0cm" fo:text-align="center" fo:text-indent="0cm"/>
    </style:style>
    <style:style style:name="P3" style:family="paragraph">
      <loext:graphic-properties draw:fill-color="#cfe7f5"/>
      <style:paragraph-properties fo:margin-left="0cm" fo:margin-right="0cm" fo:text-align="center" fo:text-indent="0cm"/>
      <style:text-properties style:font-name="Arial" fo:font-size="12pt" style:letter-kerning="true" style:font-name-asian="Microsoft YaHei" style:font-size-asian="18pt" style:font-name-complex="Arial1" style:font-size-complex="18pt"/>
    </style:style>
    <style:style style:name="P4" style:family="paragraph">
      <style:paragraph-properties fo:text-align="center"/>
    </style:style>
    <style:style style:name="P5" style:family="paragraph">
      <style:paragraph-properties fo:text-align="center"/>
      <style:text-properties fo:font-size="12pt"/>
    </style:style>
    <style:style style:name="P6" style:family="paragraph">
      <loext:graphic-properties draw:fill-color="#cfe7f5"/>
      <style:paragraph-properties fo:text-align="center"/>
      <style:text-properties fo:font-size="12pt"/>
    </style:style>
    <style:style style:name="P7" style:family="paragraph">
      <loext:graphic-properties draw:fill="none"/>
      <style:paragraph-properties fo:text-align="center"/>
    </style:style>
    <style:style style:name="P8" style:family="paragraph">
      <style:paragraph-properties fo:text-align="center"/>
      <style:text-properties fo:font-size="12pt" style:font-size-asian="12pt" style:font-size-complex="12pt"/>
    </style:style>
    <style:style style:name="P9" style:family="paragraph">
      <loext:graphic-properties draw:fill="none" draw:fill-color="#ffffff"/>
    </style:style>
    <style:style style:name="P10" style:family="paragraph">
      <loext:graphic-properties draw:fill="none"/>
    </style:style>
    <style:style style:name="T1" style:family="text">
      <style:text-properties style:font-name="Arial" fo:font-size="12pt" style:letter-kerning="true" style:font-name-asian="Microsoft YaHei" style:font-size-asian="18pt" style:font-name-complex="Arial1" style:font-size-complex="18pt"/>
    </style:style>
    <style:style style:name="T2" style:family="text">
      <style:text-properties fo:font-size="12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6.329cm" svg:height="3.875cm" draw:transform="skewX (0.00523598775598299) rotate (0.00523598775598299) translate (11.503cm 11.561cm)">
          <text:p/>
        </draw:rect>
        <draw:rect draw:style-name="gr1" draw:text-style-name="P1" draw:layer="layout" svg:width="16.329cm" svg:height="3.875cm" draw:transform="skewX (0.00523598775598299) rotate (0.00523598775598299) translate (11.489cm 1.76cm)">
          <text:p/>
        </draw:rect>
        <draw:rect draw:style-name="gr1" draw:text-style-name="P1" draw:layer="layout" svg:width="16.329cm" svg:height="3.875cm" draw:transform="skewX (0.00523598775598299) rotate (0.00523598775598299) translate (11.523cm 6.929cm)">
          <text:p/>
        </draw:rect>
        <draw:rect draw:style-name="gr2" draw:text-style-name="P3" xml:id="id2" draw:id="id2" draw:layer="layout" svg:width="2.944cm" svg:height="1cm" svg:x="15.67cm" svg:y="2.986cm">
          <text:p text:style-name="P2"><text:span text:style-name="T1">Flask app</text:span></text:p>
          <text:p text:style-name="P2"><text:span text:style-name="T1">REST</text:span></text:p>
        </draw:rect>
        <draw:rect draw:style-name="gr3" draw:text-style-name="P5" xml:id="id3" draw:id="id3" draw:layer="layout" svg:width="3.64cm" svg:height="1.4cm" svg:x="23.002cm" svg:y="1.852cm">
          <text:p text:style-name="P4"><text:span text:style-name="T2">DB person</text:span></text:p>
          <text:p text:style-name="P4"><text:span text:style-name="T2">/api/persons</text:span></text:p>
        </draw:rect>
        <draw:rect draw:style-name="gr3" draw:text-style-name="P5" xml:id="id9" draw:id="id9" draw:layer="layout" svg:width="6cm" svg:height="1.7cm" svg:x="21.388cm" svg:y="7.938cm">
          <text:p text:style-name="P4"><text:span text:style-name="T2">DB connection</text:span></text:p>
          <text:p text:style-name="P4"><text:span text:style-name="T2">/api/persons/&lt;personId&gt;/conn...</text:span></text:p>
        </draw:rect>
        <draw:rect draw:style-name="gr3" draw:text-style-name="P5" xml:id="id6" draw:id="id6" draw:layer="layout" svg:width="5cm" svg:height="1.7cm" svg:x="21.876cm" svg:y="12.474cm">
          <text:p text:style-name="P4"><text:span text:style-name="T2">DB location</text:span></text:p>
          <text:p text:style-name="P4"><text:span text:style-name="T2">/api/locations/&lt;locationId&gt;</text:span></text:p>
        </draw:rect>
        <draw:rect draw:style-name="gr3" draw:text-style-name="P5" xml:id="id4" draw:id="id4" draw:layer="layout" svg:width="5.41cm" svg:height="1.4cm" svg:x="22.117cm" svg:y="4.103cm">
          <text:p text:style-name="P4"><text:span text:style-name="T2">DB person</text:span></text:p>
          <text:p text:style-name="P4"><text:span text:style-name="T2">/api/persons/&lt;person_id&gt;</text:span></text:p>
        </draw:rect>
        <draw:rect draw:style-name="gr3" draw:text-style-name="P5" xml:id="id1" draw:id="id1" draw:layer="layout" svg:width="2.65cm" svg:height="1cm" svg:x="4.75cm" svg:y="4.9cm">
          <text:p text:style-name="P4"><text:span text:style-name="T2">frontend</text:span></text:p>
        </draw:rect>
        <draw:rect draw:style-name="gr4" draw:text-style-name="P6" xml:id="id5" draw:id="id5" draw:layer="layout" svg:width="2.9cm" svg:height="1cm" svg:x="15.838cm" svg:y="12.824cm">
          <text:p text:style-name="P2"><text:span text:style-name="T1">KAFKA</text:span></text:p>
        </draw:rect>
        <draw:connector draw:style-name="gr5" draw:text-style-name="P7" draw:layer="layout" draw:type="line" svg:x1="7.4cm" svg:y1="5.4cm" svg:x2="15.67cm" svg:y2="3.486cm" draw:start-shape="id1" draw:end-shape="id2" svg:d="M7400 5400l8270-1914" svg:viewBox="0 0 8271 1915">
          <text:p/>
        </draw:connector>
        <draw:connector draw:style-name="gr5" draw:text-style-name="P7" draw:layer="layout" draw:type="line" svg:x1="18.614cm" svg:y1="3.486cm" svg:x2="23.002cm" svg:y2="2.552cm" draw:start-shape="id2" draw:end-shape="id3" svg:d="M18614 3486l4388-934" svg:viewBox="0 0 4389 935">
          <text:p/>
        </draw:connector>
        <draw:connector draw:style-name="gr5" draw:text-style-name="P7" draw:layer="layout" draw:type="line" svg:x1="18.614cm" svg:y1="3.486cm" svg:x2="22.117cm" svg:y2="4.803cm" draw:start-shape="id2" draw:end-shape="id4" svg:d="M18614 3486l3503 1317" svg:viewBox="0 0 3504 1318">
          <text:p/>
        </draw:connector>
        <draw:connector draw:style-name="gr5" draw:text-style-name="P7" draw:layer="layout" draw:type="line" svg:x1="18.738cm" svg:y1="13.324cm" svg:x2="21.876cm" svg:y2="13.324cm" draw:start-shape="id5" draw:end-shape="id6" svg:d="M18738 13324h3138" svg:viewBox="0 0 3139 1">
          <text:p/>
        </draw:connector>
        <draw:connector draw:style-name="gr5" draw:text-style-name="P7" draw:layer="layout" draw:type="line" svg:x1="7.287cm" svg:y1="13.324cm" svg:x2="15.838cm" svg:y2="13.324cm" draw:start-shape="id7" draw:end-shape="id5" svg:d="M7287 13324h8551" svg:viewBox="0 0 8552 1">
          <text:p/>
        </draw:connector>
        <draw:custom-shape draw:style-name="gr6" draw:text-style-name="P4" xml:id="id7" draw:id="id7" draw:layer="layout" svg:width="3.3cm" svg:height="2.5cm" svg:x="3.987cm" svg:y="12.074cm">
          <text:p/>
          <draw:enhanced-geometry svg:viewBox="0 0 21600 21600" draw:text-areas="3000 3320 17110 17330" draw:type="cloud-callout" draw:modifiers="10181.6419266889 12902.99880047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5" draw:text-style-name="P7" draw:layer="layout" draw:type="line" svg:x1="7.4cm" svg:y1="5.4cm" svg:x2="11.398cm" svg:y2="8.763cm" draw:start-shape="id1" draw:start-glue-point="1" svg:d="M7400 5400l3998 3363" svg:viewBox="0 0 3999 3364">
          <text:p/>
        </draw:connector>
        <draw:custom-shape draw:style-name="gr7" draw:text-style-name="P8" xml:id="id8" draw:id="id8" draw:layer="layout" svg:width="2.3cm" svg:height="0.927cm" svg:x="16.176cm" svg:y="8.339cm">
          <text:p text:style-name="P4"><text:span text:style-name="T3">GrpcServer</text:span></text:p>
          <draw:enhanced-geometry svg:viewBox="0 0 21600 21600" draw:type="rectangle" draw:enhanced-path="M 0 0 L 21600 0 21600 21600 0 21600 0 0 Z N"/>
        </draw:custom-shape>
        <draw:line draw:style-name="gr8" draw:text-style-name="P7" draw:layer="layout" svg:x1="11.588cm" svg:y1="8.774cm" svg:x2="16.109cm" svg:y2="8.763cm">
          <text:p/>
        </draw:line>
        <draw:frame draw:style-name="gr9" draw:text-style-name="P9" draw:layer="layout" svg:width="1.45cm" svg:height="0.725cm" svg:x="14.369cm" svg:y="8.889cm">
          <draw:text-box>
            <text:p><text:span text:style-name="T3">5003</text:span></text:p>
          </draw:text-box>
        </draw:frame>
        <draw:frame draw:style-name="gr10" draw:text-style-name="P10" draw:layer="layout" svg:width="1.741cm" svg:height="0.725cm" svg:x="9.714cm" svg:y="9.004cm">
          <draw:text-box>
            <text:p><text:span text:style-name="T3">30003</text:span></text:p>
          </draw:text-box>
        </draw:frame>
        <draw:connector draw:style-name="gr5" draw:text-style-name="P7" draw:layer="layout" draw:type="line" svg:x1="18.476cm" svg:y1="8.802cm" svg:x2="21.388cm" svg:y2="8.788cm" draw:start-shape="id8" draw:end-shape="id9" svg:d="M18476 8802l2912-14" svg:viewBox="0 0 2913 15">
          <text:p/>
        </draw:connector>
        <draw:frame draw:style-name="gr10" draw:text-style-name="P10" draw:layer="layout" svg:width="1.741cm" svg:height="0.725cm" svg:x="9.837cm" svg:y="3.714cm">
          <draw:text-box>
            <text:p><text:span text:style-name="T3">30002</text:span></text:p>
          </draw:text-box>
        </draw:frame>
        <draw:frame draw:style-name="gr10" draw:text-style-name="P10" draw:layer="layout" svg:width="1.741cm" svg:height="0.725cm" svg:x="9.681cm" svg:y="13.449cm">
          <draw:text-box>
            <text:p><text:span text:style-name="T3">30005</text:span></text:p>
          </draw:text-box>
        </draw:frame>
        <draw:frame draw:style-name="gr9" draw:text-style-name="P9" draw:layer="layout" svg:width="1.45cm" svg:height="0.725cm" svg:x="14.39cm" svg:y="13.523cm">
          <draw:text-box>
            <text:p><text:span text:style-name="T3">9092</text:span></text:p>
          </draw:text-box>
        </draw:frame>
        <draw:frame draw:style-name="gr9" draw:text-style-name="P9" draw:layer="layout" svg:width="1.45cm" svg:height="0.725cm" svg:x="14.345cm" svg:y="2.896cm">
          <draw:text-box>
            <text:p><text:span text:style-name="T3">5002</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ohlen </meta:initial-creator>
    <meta:creation-date>2025-03-20T12:15:32.19</meta:creation-date>
    <dc:date>2025-04-04T15:35:49.520000000</dc:date>
    <meta:editing-duration>PT5H16M24S</meta:editing-duration>
    <meta:editing-cycles>9</meta:editing-cycles>
    <meta:generator>LibreOffice/5.1.2.2$Windows_X86_64 LibreOffice_project/d3bf12ecb743fc0d20e0be0c58ca359301eb705f</meta:generator>
    <meta:document-statistic meta:object-count="26"/>
  </office:meta>
</office:document-meta>
</file>